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text-align="center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10" draw:style-name="gr2" draw:text-style-name="P3" svg:x1="5.0366in" svg:y1="1.0055in" svg:x2="5.6512in" svg:y2="1.0055in"><text:p/></draw:line><draw:line text:anchor-type="paragraph" draw:z-index="9" draw:style-name="gr2" draw:text-style-name="P3" svg:x1="4.1516in" svg:y1="1.0055in" svg:x2="4.4016in" svg:y2="1.0055in"><text:p/></draw:line><draw:line text:anchor-type="paragraph" draw:z-index="8" draw:style-name="gr2" draw:text-style-name="P3" svg:x1="3.2764in" svg:y1="1.0055in" svg:x2="3.5264in" svg:y2="1.0055in"><text:p/></draw:line><draw:line text:anchor-type="paragraph" draw:z-index="7" draw:style-name="gr2" draw:text-style-name="P3" svg:x1="2.3992in" svg:y1="1.0055in" svg:x2="2.6492in" svg:y2="1.0055in"><text:p/></draw:line><draw:line text:anchor-type="paragraph" draw:z-index="6" draw:style-name="gr2" draw:text-style-name="P3" svg:x1="1.5472in" svg:y1="1.0055in" svg:x2="1.7972in" svg:y2="1.0055in"><text:p/></draw:line><draw:line text:anchor-type="paragraph" draw:z-index="5" draw:style-name="gr2" draw:text-style-name="P3" svg:x1="0.3181in" svg:y1="1.0055in" svg:x2="0.9327in" svg:y2="1.0055in"><text:p/></draw:line><draw:rect text:anchor-type="paragraph" draw:z-index="4" draw:style-name="gr1" draw:text-style-name="P3" svg:width="0.615in" svg:height="0.313in" svg:x="4.4118in" svg:y="0.8492in"><text:p text:style-name="P3">P5</text:p></draw:rect><draw:rect text:anchor-type="paragraph" draw:z-index="3" draw:style-name="gr1" draw:text-style-name="P3" svg:width="0.615in" svg:height="0.313in" svg:x="1.7972in" svg:y="0.8492in"><text:p text:style-name="P3">P2</text:p></draw:rect><draw:rect text:anchor-type="paragraph" draw:z-index="2" draw:style-name="gr1" draw:text-style-name="P3" svg:width="0.615in" svg:height="0.313in" svg:x="0.9327in" svg:y="0.8492in"><text:p text:style-name="P3">P1</text:p></draw:rect><draw:rect text:anchor-type="paragraph" draw:z-index="1" draw:style-name="gr1" draw:text-style-name="P3" svg:width="0.615in" svg:height="0.313in" svg:x="3.5366in" svg:y="0.8492in"><text:p text:style-name="P3">P4</text:p></draw:rect><draw:rect text:anchor-type="paragraph" draw:z-index="0" draw:style-name="gr1" draw:text-style-name="P3" svg:width="0.615in" svg:height="0.313in" svg:x="2.6516in" svg:y="0.8492in"><text:p text:style-name="P3">P3</text:p></draw:rect></text:p>
      <text:p text:style-name="P1"/>
      <text:p text:style-name="P1"><text:s text:c="126"/></text:p>
      <text:p text:style-name="P2"><text:s text:c="3"/>data_in <text:s text:c="110"/>data_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1-15T18:08:03</meta:creation-date>
    <dc:date>2008-01-15T18:17:58</dc:date>
    <dc:language>en-US</dc:language>
    <meta:editing-cycles>2</meta:editing-cycles>
    <meta:editing-duration>PT9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255"/>
  </office:meta>
</office:document-meta>
</file>